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le Resenar</text:p>
      <text:p text:style-name="Normal">(</text:p>
      <text:p text:style-name="Normal">personNr int primary key,</text:p>
      <text:p text:style-name="Normal">betalt enum('ja','nej'),</text:p>
      <text:p text:style-name="Normal">namn varchar(30),</text:p>
      <text:p text:style-name="Normal">adress varchar(50)</text:p>
      <text:p text:style-name="Normal">)</text:p>
      <text:p text:style-name="Normal">create table Bussresa</text:p>
      <text:p text:style-name="Normal">(</text:p>
      <text:p text:style-name="Normal">reseId int primary key not null auto_increment,</text:p>
      <text:p text:style-name="Normal">ankomsttid time,</text:p>
      <text:p text:style-name="Normal">avgangstid time,</text:p>
      <text:p text:style-name="Normal">platser varchar(50),</text:p>
      <text:p text:style-name="Normal">stad varchar(50),</text:p>
      <text:p text:style-name="Normal">veckaDag date,</text:p>
      <text:p text:style-name="Normal"/>
      <text:p text:style-name="Normal"/>
      <text:p text:style-name="Normal">foreign key (stad) references stad(namn)</text:p>
      <text:p text:style-name="Normal">);</text:p>
      <text:p text:style-name="Normal"/>
      <text:p text:style-name="Normal">create table Stad</text:p>
      <text:p text:style-name="Normal">(</text:p>
      <text:p text:style-name="Normal">namn varchar(50) primary key not null,</text:p>
      <text:p text:style-name="Normal">reseId int,</text:p>
      <text:p text:style-name="Normal">valuta varchar(50),</text:p>
      <text:p text:style-name="Normal">sprak varchar(50),</text:p>
      <text:p text:style-name="Normal">land varchar(50),</text:p>
      <text:p text:style-name="Normal">foreign<text:s/>key (reseId) references Bussresa(reseId)</text:p>
      <text:p text:style-name="Normal">);</text:p>
      <text:p text:style-name="Normal">foreign key (stadnamn) references stad(namn)</text:p>
      <text:p text:style-name="Normal">foreign key (reseId) references Bussresa(reseId)</text:p>
      <text:p text:style-name="Normal"/>
      <text:p text:style-name="Normal"/>
      <text:p text:style-name="Normal">create table HarBokat</text:p>
      <text:p text:style-name="Normal">(</text:p>
      <text:p text:style-name="Normal">personNr int not null,</text:p>
      <text:p text:style-name="Normal">reseId int <text:s/>not null,</text:p>
      <text:p text:style-name="Normal">antal int,</text:p>
      <text:p text:style-name="Normal"/>
      <text:p text:style-name="Normal">primary key(personNr,<text:s/>reseId),</text:p>
      <text:p text:style-name="Normal">foreign key (personNr) references resenar(personNr),</text:p>
      <text:p text:style-name="Normal">foreign key (reseId) references bussresa (reseId)</text:p>
      <text:p text:style-name="Normal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lle Hovstadius</meta:initial-creator>
    <dc:creator>Kalle Hovstadius</dc:creator>
    <meta:creation-date>2016-05-30T10:04:00Z</meta:creation-date>
    <dc:date>2016-05-31T21:07:00Z</dc:date>
    <meta:template xlink:href="Normal.dotm" xlink:type="simple"/>
    <meta:editing-cycles>2</meta:editing-cycles>
    <meta:editing-duration>PT180S</meta:editing-duration>
    <meta:document-statistic meta:page-count="2" meta:paragraph-count="1" meta:word-count="129" meta:character-count="813" meta:row-count="5" meta:non-whitespace-character-count="685"/>
  </office:meta>
</office:document-meta>
</file>